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5">
      <style:table-cell-properties fo:border="0.06pt solid #000000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6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get_date_from(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get_date_to(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get_opening_stock()" xlink:type="simple">opening_stock</text:a></text:p>
          </table:table-cell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get_opening_stock_value()" xlink:type="simple">opening value</text:a></text:p>
          </table:table-cell>
          <table:table-cell table:style-name="ce17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id.code" xlink:type="simple">product_code</text:a> - <text:a xlink:href="python://o.product_id.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7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get_closing_stock(get_detail_lines())" xlink:type="simple">closing_stock</text:a></text:p>
          </table:table-cell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closing_value(get_detail_lines())+get_opening_stock_value()" xlink:type="simple">closing value</text:a></text:p>
          </table:table-cell>
          <table:table-cell table:style-name="ce17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erial Value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line%20in%20get_detail_lines()%22" xlink:type="simple">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5"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get_account_move_line(line['id'])" xlink:type="simple">no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get_doc_type(line['doc_type'])" xlink:type="simple">type</text:a></text:p>
          </table:table-cell>
          <table:table-cell table:style-name="ce5" office:value-type="string">
            <text:p><text:a xlink:href="python://get_true_trans_qty(line,%20get_detail_lines())" xlink:type="simple">qty</text:a></text:p>
          </table:table-cell>
          <table:table-cell table:style-name="ce15" office:value-type="string">
            <text:p><text:a xlink:href="python://stock_value(get_line_stock_value(line['id'], line['material_issue_id'], line['doc_type']), line)" xlink:type="simple">value</text:a></text:p>
          </table:table-cell>
          <table:table-cell table:style-name="ce15" office:value-type="string">
            <text:p><text:a xlink:href="python://get_line_current_material(stock_value(get_line_stock_value(line['id'], line['material_issue_id'], line['doc_type']), line))" xlink:type="simple">current</text:a>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13T12:18:28</dc:date>
    <dc:creator>phuoc </dc:creator>
    <meta:editing-duration>PT13H18M49S</meta:editing-duration>
    <meta:editing-cycles>118</meta:editing-cycles>
    <meta:document-statistic meta:table-count="3" meta:cell-count="35" meta:object-count="0"/>
  </office:meta>
</office:document-meta>
</file>